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24.77mm"/>
    </style:style>
    <style:style style:name="co53" style:family="table-column">
      <style:table-column-properties fo:break-before="auto" style:column-width="11.61mm"/>
    </style:style>
    <style:style style:name="co54" style:family="table-column">
      <style:table-column-properties fo:break-before="auto" style:column-width="18.79mm"/>
    </style:style>
    <style:style style:name="co55" style:family="table-column">
      <style:table-column-properties fo:break-before="auto" style:column-width="21.01mm"/>
    </style:style>
    <style:style style:name="co56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3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4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4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380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59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59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59"/>
          <table:table-cell table:style-name="ce259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59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59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59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59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59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59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59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59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59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59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07" office:value-type="string" calcext:value-type="string" table:number-columns-spanned="1" table:number-rows-spanned="11">
            <text:p>PI2.0.1</text:p>
          </table:table-cell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34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34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34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6" calcext:value-type="date">
            <text:p>16/01/17</text:p>
          </table:table-cell>
          <table:table-cell table:style-name="ce337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37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6" calcext:value-type="date">
            <text:p>16/01/17</text:p>
          </table:table-cell>
          <table:table-cell table:style-name="ce337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37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9" calcext:value-type="date">
            <text:p>19/01/17</text:p>
          </table:table-cell>
          <table:table-cell table:style-name="ce34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07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07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07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07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37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07" office:value-type="string" calcext:value-type="string" table:number-columns-spanned="1" table:number-rows-spanned="66">
            <text:p>PI 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330" office:value-type="string" calcext:value-type="string">
            <text:p>PI3.1</text:p>
          </table:table-cell>
          <table:table-cell table:style-name="ce342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124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4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2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78">
            <text:p>4.0</text:p>
          </table:table-cell>
          <table:covered-table-cell table:style-name="ce142"/>
          <table:covered-table-cell table:style-name="ce282"/>
          <table:table-cell table:style-name="ce207" office:value-type="string" calcext:value-type="string" table:number-columns-spanned="1" table:number-rows-spanned="78">
            <text:p>PI 4.0</text:p>
          </table:table-cell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9-02" calcext:value-type="date">
            <text:p>02/09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s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8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_word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0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yh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c.c, 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fotr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rcnq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sd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xs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ech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k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lanb, a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3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20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tl7, tl77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, mc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t.c, n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h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hb d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4" calcext:value-type="date">
            <text:p>04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dq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5" calcext:value-type="date">
            <text:p>05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gaa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7" calcext:value-type="date">
            <text:p>07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3, wl3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5hd, mima.c, pi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1" calcext:value-type="date">
            <text:p>1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tsmns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3" calcext:value-type="date">
            <text:p>1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t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vcba, trp12, chrr, c_trie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5" calcext:value-type="date">
            <text:p>15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ieas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tc, texte.cpp, text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zza.cpp, pizzaria.c, pizzaria, cf.c, cf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8" calcext:value-type="date">
            <text:p>18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cnstrct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: EMERGENCE: 02 folder, README, README.tx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: Update; 02 folder to coding_n, 3q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10-30" calcext:value-type="date">
            <text:p>30/10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c1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.sh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5">
            <text:p>Nov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.sh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3" calcext:value-type="date">
            <text:p>03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y.py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iakp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d, pi_n directory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7" calcext:value-type="date">
            <text:p>07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b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9" calcext:value-type="date">
            <text:p>09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n.sh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pr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#dmk#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5" calcext:value-type="date">
            <text:p>15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xx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9" calcext:value-type="date">
            <text:p>19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_n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style-name="ce142"/>
          <table:table-cell table:style-name="ce285" office:value-type="string" calcext:value-type="string" table:number-columns-spanned="1" table:number-rows-spanned="2">
            <text:p>End</text:p>
          </table:table-cell>
          <table:table-cell table:style-name="ce359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307"/>
          <table:covered-table-cell/>
          <table:table-cell table:number-columns-repeated="4"/>
        </table:table-row>
        <table:table-row table:style-name="ro1" table:number-rows-repeated="10482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default-cell-style-name="ce12"/>
        <table:table-column table:style-name="co13" table:default-cell-style-name="ce20"/>
        <table:table-column table:style-name="co13" table:default-cell-style-name="ce378"/>
        <table:table-column table:style-name="co13" table:number-columns-repeated="1015" table:default-cell-style-name="Default"/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37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37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37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37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37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37" office:value-type="date" office:date-value="2017-02-11" calcext:value-type="date">
            <text:p>11/02/17</text:p>
          </table:table-cell>
          <table:table-cell table:style-name="ce86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37" office:value-type="date" office:date-value="2017-02-11" calcext:value-type="date">
            <text:p>11/02/17</text:p>
          </table:table-cell>
          <table:table-cell table:style-name="ce85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37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37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37"/>
          <table:table-cell/>
          <table:table-cell table:style-name="ce230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/>
          <table:table-cell table:style-name="ce208"/>
          <table:table-cell table:number-columns-repeated="6"/>
          <table:table-cell table:style-name="ce378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37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37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37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37" office:value-type="date" office:date-value="2017-02-18" calcext:value-type="date">
            <text:p>18/02/17</text:p>
          </table:table-cell>
          <table:table-cell table:style-name="ce85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37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37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37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378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378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37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37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37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378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37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59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9"/>
          <table:table-cell table:style-name="ce337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6"/>
          <table:table-cell table:style-name="ce372"/>
          <table:table-cell table:style-name="ce86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23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37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37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37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37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37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378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388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37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37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37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37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37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8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8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38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38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38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38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38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37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380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380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380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37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380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59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 table:style-name="ce86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2"/>
          <table:table-cell table:style-name="ce86"/>
          <table:table-cell table:style-name="ce216"/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37" office:value-type="date" office:date-value="2017-04-03" calcext:value-type="date">
            <text:p>03/04/17</text:p>
          </table:table-cell>
          <table:table-cell table:style-name="ce86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37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37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37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37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37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37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37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37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9" calcext:value-type="float">
            <text:p>9</text:p>
          </table:table-cell>
          <table:table-cell table:style-name="ce380" office:value-type="date" office:date-value="2017-04-09" calcext:value-type="date">
            <text:p>09/04/17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80" office:value-type="date" office:date-value="2017-04-21" calcext:value-type="date">
            <text:p>21/04/17</text:p>
          </table:table-cell>
          <table:table-cell table:style-name="ce380" office:value-type="date" office:date-value="2017-04-23" calcext:value-type="date">
            <text:p>23/04/17</text:p>
          </table:table-cell>
          <table:table-cell table:style-name="ce380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4-11" calcext:value-type="date">
            <text:p>11/04/17</text:p>
          </table:table-cell>
          <table:table-cell table:style-name="ce380" office:value-type="date" office:date-value="2017-04-20" calcext:value-type="date">
            <text:p>20/04/17</text:p>
          </table:table-cell>
          <table:table-cell table:style-name="ce380" office:value-type="date" office:date-value="2017-04-22" calcext:value-type="date">
            <text:p>22/04/17</text:p>
          </table:table-cell>
          <table:table-cell table:style-name="ce380" office:value-type="date" office:date-value="2017-04-25" calcext:value-type="date">
            <text:p>25/04/17</text:p>
          </table:table-cell>
          <table:table-cell table:style-name="ce380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378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230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37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37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37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37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37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37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37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37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37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85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37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37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37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37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37" office:value-type="date" office:date-value="2017-05-31" calcext:value-type="date">
            <text:p>31/05/17</text:p>
          </table:table-cell>
          <table:table-cell table:style-name="ce85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2" calcext:value-type="float">
            <text:p>2</text:p>
          </table:table-cell>
          <table:table-cell table:style-name="ce380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80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37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37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37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37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37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37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37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37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37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37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37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37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4" calcext:value-type="float">
            <text:p>14</text:p>
          </table:table-cell>
          <table:table-cell table:style-name="ce380" office:value-type="date" office:date-value="2017-06-09" calcext:value-type="date">
            <text:p>09/06/17</text:p>
          </table:table-cell>
          <table:table-cell table:style-name="ce380" office:value-type="date" office:date-value="2017-06-12" calcext:value-type="date">
            <text:p>12/06/17</text:p>
          </table:table-cell>
          <table:table-cell table:style-name="ce380" office:value-type="date" office:date-value="2017-06-16" calcext:value-type="date">
            <text:p>16/06/17</text:p>
          </table:table-cell>
          <table:table-cell table:style-name="ce380" office:value-type="date" office:date-value="2017-06-22" calcext:value-type="date">
            <text:p>22/06/17</text:p>
          </table:table-cell>
          <table:table-cell table:style-name="ce380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380" office:value-type="date" office:date-value="2017-06-10" calcext:value-type="date">
            <text:p>10/06/17</text:p>
          </table:table-cell>
          <table:table-cell table:style-name="ce380" office:value-type="date" office:date-value="2017-06-14" calcext:value-type="date">
            <text:p>14/06/17</text:p>
          </table:table-cell>
          <table:table-cell table:style-name="ce380" office:value-type="date" office:date-value="2017-06-17" calcext:value-type="date">
            <text:p>17/06/17</text:p>
          </table:table-cell>
          <table:table-cell table:style-name="ce380" office:value-type="date" office:date-value="2017-06-24" calcext:value-type="date">
            <text:p>24/06/17</text:p>
          </table:table-cell>
          <table:table-cell table:style-name="ce380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6-11" calcext:value-type="date">
            <text:p>11/06/17</text:p>
          </table:table-cell>
          <table:table-cell table:style-name="ce380" office:value-type="date" office:date-value="2017-06-15" calcext:value-type="date">
            <text:p>15/06/17</text:p>
          </table:table-cell>
          <table:table-cell table:style-name="ce380" office:value-type="date" office:date-value="2017-06-18" calcext:value-type="date">
            <text:p>18/06/17</text:p>
          </table:table-cell>
          <table:table-cell table:style-name="ce380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37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37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37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37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37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37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37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37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37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37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37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37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2" calcext:value-type="float">
            <text:p>12</text:p>
          </table:table-cell>
          <table:table-cell table:style-name="ce380" office:value-type="date" office:date-value="2017-07-02" calcext:value-type="date">
            <text:p>02/07/17</text:p>
          </table:table-cell>
          <table:table-cell table:style-name="ce380" office:value-type="date" office:date-value="2017-07-08" calcext:value-type="date">
            <text:p>08/07/17</text:p>
          </table:table-cell>
          <table:table-cell table:style-name="ce380" office:value-type="date" office:date-value="2017-07-10" calcext:value-type="date">
            <text:p>10/07/17</text:p>
          </table:table-cell>
          <table:table-cell table:style-name="ce380" office:value-type="date" office:date-value="2017-07-15" calcext:value-type="date">
            <text:p>15/07/17</text:p>
          </table:table-cell>
          <table:table-cell table:style-name="ce380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7-07" calcext:value-type="date">
            <text:p>07/07/17</text:p>
          </table:table-cell>
          <table:table-cell table:style-name="ce380" office:value-type="date" office:date-value="2017-07-09" calcext:value-type="date">
            <text:p>09/07/17</text:p>
          </table:table-cell>
          <table:table-cell table:style-name="ce380" office:value-type="date" office:date-value="2017-07-12" calcext:value-type="date">
            <text:p>12/07/17</text:p>
          </table:table-cell>
          <table:table-cell table:style-name="ce380" office:value-type="date" office:date-value="2017-07-16" calcext:value-type="date">
            <text:p>16/07/17</text:p>
          </table:table-cell>
          <table:table-cell table:style-name="ce380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/>
          <table:table-cell/>
          <table:table-cell table:style-name="ce380"/>
          <table:table-cell table:style-name="ce380" office:value-type="date" office:date-value="2017-07-22" calcext:value-type="date">
            <text:p>22/07/17</text:p>
          </table:table-cell>
          <table:table-cell table:style-name="ce380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0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37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37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37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38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37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37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37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37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2" calcext:value-type="float">
            <text:p>12</text:p>
          </table:table-cell>
          <table:table-cell table:style-name="ce380"/>
          <table:table-cell table:number-columns-repeated="1012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9" calcext:value-type="float">
            <text:p>19</text:p>
          </table:table-cell>
          <table:table-cell table:style-name="ce380" office:value-type="date" office:date-value="2017-08-01" calcext:value-type="date">
            <text:p>01/08/17</text:p>
          </table:table-cell>
          <table:table-cell table:style-name="ce380" office:value-type="date" office:date-value="2017-08-06" calcext:value-type="date">
            <text:p>06/08/17</text:p>
          </table:table-cell>
          <table:table-cell table:style-name="ce380" office:value-type="date" office:date-value="2017-08-11" calcext:value-type="date">
            <text:p>11/08/17</text:p>
          </table:table-cell>
          <table:table-cell table:style-name="ce380" office:value-type="date" office:date-value="2017-08-15" calcext:value-type="date">
            <text:p>15/08/17</text:p>
          </table:table-cell>
          <table:table-cell table:style-name="ce380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8-02" calcext:value-type="date">
            <text:p>02/08/17</text:p>
          </table:table-cell>
          <table:table-cell table:style-name="ce380" office:value-type="date" office:date-value="2017-08-07" calcext:value-type="date">
            <text:p>07/08/17</text:p>
          </table:table-cell>
          <table:table-cell table:style-name="ce380" office:value-type="date" office:date-value="2017-08-12" calcext:value-type="date">
            <text:p>12/08/17</text:p>
          </table:table-cell>
          <table:table-cell table:style-name="ce380" office:value-type="date" office:date-value="2017-08-16" calcext:value-type="date">
            <text:p>16/08/17</text:p>
          </table:table-cell>
          <table:table-cell table:style-name="ce380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8-03" calcext:value-type="date">
            <text:p>03/08/17</text:p>
          </table:table-cell>
          <table:table-cell table:style-name="ce380" office:value-type="date" office:date-value="2017-08-09" calcext:value-type="date">
            <text:p>09/08/17</text:p>
          </table:table-cell>
          <table:table-cell table:style-name="ce380" office:value-type="date" office:date-value="2017-08-13" calcext:value-type="date">
            <text:p>13/08/17</text:p>
          </table:table-cell>
          <table:table-cell table:style-name="ce380" office:value-type="date" office:date-value="2017-08-17" calcext:value-type="date">
            <text:p>17/08/17</text:p>
          </table:table-cell>
          <table:table-cell table:style-name="ce380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380" office:value-type="date" office:date-value="2017-08-10" calcext:value-type="date">
            <text:p>10/08/17</text:p>
          </table:table-cell>
          <table:table-cell table:style-name="ce380" office:value-type="date" office:date-value="2017-08-14" calcext:value-type="date">
            <text:p>14/08/17</text:p>
          </table:table-cell>
          <table:table-cell table:style-name="ce380" office:value-type="date" office:date-value="2017-08-18" calcext:value-type="date">
            <text:p>18/08/17</text:p>
          </table:table-cell>
          <table:table-cell table:style-name="ce380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37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37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37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37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37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37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37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38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37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37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37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20"/>
          <table:table-cell table:number-columns-repeated="2"/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37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37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37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78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37" office:value-type="date" office:date-value="2017-09-26" calcext:value-type="date">
            <text:p>26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0]+[.E330]" office:value-type="time" office:time-value="PT00H07M17S" calcext:value-type="time">
            <text:p>00:07:17</text:p>
          </table:table-cell>
          <table:table-cell table:style-name="ce212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37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1]+[.E331]" office:value-type="time" office:time-value="PT00H10M00S" calcext:value-type="time">
            <text:p>00:10:00</text:p>
          </table:table-cell>
          <table:table-cell table:style-name="ce212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37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22" calcext:value-type="float">
            <text:p>22</text:p>
          </table:table-cell>
          <table:table-cell table:style-name="ce380" office:value-type="date" office:date-value="2017-09-01" calcext:value-type="date">
            <text:p>01/09/17</text:p>
          </table:table-cell>
          <table:table-cell table:style-name="ce380" office:value-type="date" office:date-value="2017-09-22" calcext:value-type="date">
            <text:p>22/09/17</text:p>
          </table:table-cell>
          <table:table-cell table:style-name="ce380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8" calcext:value-type="float">
            <text:p>8</text:p>
          </table:table-cell>
          <table:table-cell table:style-name="ce380" office:value-type="date" office:date-value="2017-09-03" calcext:value-type="date">
            <text:p>03/09/17</text:p>
          </table:table-cell>
          <table:table-cell table:style-name="ce380" office:value-type="date" office:date-value="2017-09-23" calcext:value-type="date">
            <text:p>23/09/17</text:p>
          </table:table-cell>
          <table:table-cell table:style-name="ce380" office:value-type="date" office:date-value="2017-09-29" calcext:value-type="date">
            <text:p>29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0" office:value-type="date" office:date-value="2017-09-18" calcext:value-type="date">
            <text:p>18/09/17</text:p>
          </table:table-cell>
          <table:table-cell table:style-name="ce380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38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380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80"/>
          <table:table-cell table:number-columns-repeated="1011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37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45M00S" calcext:value-type="time">
            <text:p>20:45:00</text:p>
          </table:table-cell>
          <table:table-cell table:style-name="ce208" table:formula="of:=-[.B350]+[.E350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13M57S" calcext:value-type="time">
            <text:p>23:13:57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dme</text:p>
          </table:table-cell>
          <table:table-cell table:style-name="ce208" office:value-type="time" office:time-value="PT23H27M41S" calcext:value-type="time">
            <text:p>23:27:41</text:p>
          </table:table-cell>
          <table:table-cell table:style-name="ce208" table:formula="of:=-[.B351]+[.E351]" office:value-type="time" office:time-value="PT00H13M44S" calcext:value-type="time">
            <text:p>00:13:44</text:p>
          </table:table-cell>
          <table:table-cell table:style-name="ce212" table:formula="of:=SUM([.F350:.F351])" office:value-type="time" office:time-value="PT00H55M44S" calcext:value-type="time">
            <text:p>00:55: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13M00S" calcext:value-type="time">
            <text:p>12:13:00</text:p>
          </table:table-cell>
          <table:table-cell table:style-name="ce337" office:value-type="date" office:date-value="2017-10-04" calcext:value-type="date">
            <text:p>04/10/17</text:p>
          </table:table-cell>
          <table:table-cell office:value-type="string" calcext:value-type="string">
            <text:p>dqb</text:p>
          </table:table-cell>
          <table:table-cell table:style-name="ce208" office:value-type="time" office:time-value="PT12H24M49S" calcext:value-type="time">
            <text:p>12:24:49</text:p>
          </table:table-cell>
          <table:table-cell table:style-name="ce208" table:formula="of:=-[.B352]+[.E352]" office:value-type="time" office:time-value="PT00H11M49S" calcext:value-type="time">
            <text:p>00:11:49</text:p>
          </table:table-cell>
          <table:table-cell table:style-name="ce212" table:formula="of:=SUM([.F352:.F352])" office:value-type="time" office:time-value="PT00H11M49S" calcext:value-type="time">
            <text:p>00:11: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6M00S" calcext:value-type="time">
            <text:p>10:26:00</text:p>
          </table:table-cell>
          <table:table-cell table:style-name="ce337" office:value-type="date" office:date-value="2017-10-05" calcext:value-type="date">
            <text:p>05/10/17</text:p>
          </table:table-cell>
          <table:table-cell office:value-type="string" calcext:value-type="string">
            <text:p>pgaa</text:p>
          </table:table-cell>
          <table:table-cell table:style-name="ce208" office:value-type="time" office:time-value="PT17H28M05S" calcext:value-type="time">
            <text:p>17:28:05</text:p>
          </table:table-cell>
          <table:table-cell table:style-name="ce208" table:formula="of:=-[.B353]+[.E353]" office:value-type="time" office:time-value="PT07H02M05S" calcext:value-type="time">
            <text:p>07:02:05</text:p>
          </table:table-cell>
          <table:table-cell table:style-name="ce212" table:formula="of:=SUM([.F353:.F353])" office:value-type="time" office:time-value="PT07H02M05S" calcext:value-type="time">
            <text:p>07:02: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1M00S" calcext:value-type="time">
            <text:p>10:11:00</text:p>
          </table:table-cell>
          <table:table-cell table:style-name="ce337" office:value-type="date" office:date-value="2017-10-07" calcext:value-type="date">
            <text:p>07/10/17</text:p>
          </table:table-cell>
          <table:table-cell office:value-type="string" calcext:value-type="string">
            <text:p>wl3, wl3.c</text:p>
          </table:table-cell>
          <table:table-cell table:style-name="ce208" office:value-type="time" office:time-value="PT10H28M49S" calcext:value-type="time">
            <text:p>10:28:49</text:p>
          </table:table-cell>
          <table:table-cell table:style-name="ce208" table:formula="of:=-[.B354]+[.E354]" office:value-type="time" office:time-value="PT00H17M49S" calcext:value-type="time">
            <text:p>00:17:49</text:p>
          </table:table-cell>
          <table:table-cell table:style-name="ce212" table:formula="of:=SUM([.F354:.F354])" office:value-type="time" office:time-value="PT00H17M49S" calcext:value-type="time">
            <text:p>00:17: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9H47M34S" calcext:value-type="time">
            <text:p>09:47:34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update, 5hd</text:p>
          </table:table-cell>
          <table:table-cell table:style-name="ce208" office:value-type="time" office:time-value="PT10H49M00S" calcext:value-type="time">
            <text:p>10:49:00</text:p>
          </table:table-cell>
          <table:table-cell table:style-name="ce208" table:formula="of:=-[.B355]+[.E355]" office:value-type="time" office:time-value="PT01H01M26S" calcext:value-type="time">
            <text:p>01:01:26</text:p>
          </table:table-cell>
          <table:table-cell table:style-name="ce212"/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28M00S" calcext:value-type="time">
            <text:p>15:28:0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208" office:value-type="time" office:time-value="PT15H39M00S" calcext:value-type="time">
            <text:p>15:39:00</text:p>
          </table:table-cell>
          <table:table-cell table:style-name="ce208" table:formula="of:=-[.B356]+[.E356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02M00S" calcext:value-type="time">
            <text:p>22:02:0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208" office:value-type="time" office:time-value="PT22H11M45S" calcext:value-type="time">
            <text:p>22:11:45</text:p>
          </table:table-cell>
          <table:table-cell table:style-name="ce208" table:formula="of:=-[.B357]+[.E357]" office:value-type="time" office:time-value="PT00H09M45S" calcext:value-type="time">
            <text:p>00:09:45</text:p>
          </table:table-cell>
          <table:table-cell table:style-name="ce212" table:formula="of:=SUM([.F355:.F357])" office:value-type="time" office:time-value="PT01H22M11S" calcext:value-type="time">
            <text:p>01:22: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4H42M00S" calcext:value-type="time">
            <text:p>14:42:00</text:p>
          </table:table-cell>
          <table:table-cell table:style-name="ce337" office:value-type="date" office:date-value="2017-10-11" calcext:value-type="date">
            <text:p>11/10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208" office:value-type="time" office:time-value="PT14H59M02S" calcext:value-type="time">
            <text:p>14:59:02</text:p>
          </table:table-cell>
          <table:table-cell table:style-name="ce208" table:formula="of:=-[.B358]+[.E358]" office:value-type="time" office:time-value="PT00H17M02S" calcext:value-type="time">
            <text:p>00:17:02</text:p>
          </table:table-cell>
          <table:table-cell table:style-name="ce212" table:formula="of:=SUM([.F358:.F358])" office:value-type="time" office:time-value="PT00H17M02S" calcext:value-type="time">
            <text:p>00:17: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3M00S" calcext:value-type="time">
            <text:p>10:13:00</text:p>
          </table:table-cell>
          <table:table-cell table:style-name="ce337" office:value-type="date" office:date-value="2017-10-13" calcext:value-type="date">
            <text:p>13/10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208" office:value-type="time" office:time-value="PT10H21M04S" calcext:value-type="time">
            <text:p>10:21:04</text:p>
          </table:table-cell>
          <table:table-cell table:style-name="ce208" table:formula="of:=-[.B359]+[.E359]" office:value-type="time" office:time-value="PT00H08M04S" calcext:value-type="time">
            <text:p>00:08:04</text:p>
          </table:table-cell>
          <table:table-cell table:style-name="ce212" table:formula="of:=SUM([.F359:.F359])" office:value-type="time" office:time-value="PT00H08M04S" calcext:value-type="time">
            <text:p>00:08: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2M00S" calcext:value-type="time">
            <text:p>10:22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208" office:value-type="time" office:time-value="PT10H38M50S" calcext:value-type="time">
            <text:p>10:38:50</text:p>
          </table:table-cell>
          <table:table-cell table:style-name="ce208" table:formula="of:=-[.B360]+[.E360]" office:value-type="time" office:time-value="PT00H16M50S" calcext:value-type="time">
            <text:p>00:16:5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39M00S" calcext:value-type="time">
            <text:p>10:39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208" office:value-type="time" office:time-value="PT10H41M48S" calcext:value-type="time">
            <text:p>10:41:48</text:p>
          </table:table-cell>
          <table:table-cell table:style-name="ce208" table:formula="of:=-[.B361]+[.E361]" office:value-type="time" office:time-value="PT00H02M48S" calcext:value-type="time">
            <text:p>00:02:4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42M00S" calcext:value-type="time">
            <text:p>10:42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208" office:value-type="time" office:time-value="PT10H46M50S" calcext:value-type="time">
            <text:p>10:46:50</text:p>
          </table:table-cell>
          <table:table-cell table:style-name="ce208" table:formula="of:=-[.B362]+[.E362]" office:value-type="time" office:time-value="PT00H04M50S" calcext:value-type="time">
            <text:p>00:04:5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54M00S" calcext:value-type="time">
            <text:p>10:54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208" office:value-type="time" office:time-value="PT11H14M37S" calcext:value-type="time">
            <text:p>11:14:37</text:p>
          </table:table-cell>
          <table:table-cell table:style-name="ce208" table:formula="of:=-[.B363]+[.E363]" office:value-type="time" office:time-value="PT00H20M37S" calcext:value-type="time">
            <text:p>00:20:37</text:p>
          </table:table-cell>
          <table:table-cell table:style-name="ce212" table:formula="of:=SUM([.F360:.F363])" office:value-type="time" office:time-value="PT00H45M05S" calcext:value-type="time">
            <text:p>00:45: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6H11M00S" calcext:value-type="time">
            <text:p>16:11:00</text:p>
          </table:table-cell>
          <table:table-cell table:style-name="ce337" office:value-type="date" office:date-value="2017-10-15" calcext:value-type="date">
            <text:p>15/10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208" office:value-type="time" office:time-value="PT16H21M33S" calcext:value-type="time">
            <text:p>16:21:33</text:p>
          </table:table-cell>
          <table:table-cell table:style-name="ce208" table:formula="of:=-[.B364]+[.E364]" office:value-type="time" office:time-value="PT00H10M33S" calcext:value-type="time">
            <text:p>00:10:33</text:p>
          </table:table-cell>
          <table:table-cell table:style-name="ce212" table:formula="of:=SUM([.F364:.F364])" office:value-type="time" office:time-value="PT00H10M33S" calcext:value-type="time">
            <text:p>00:10: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0M00S" calcext:value-type="time">
            <text:p>22:10:0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208" office:value-type="time" office:time-value="PT22H45M02S" calcext:value-type="time">
            <text:p>22:45:02</text:p>
          </table:table-cell>
          <table:table-cell table:style-name="ce208" table:formula="of:=-[.B365]+[.E365]" office:value-type="time" office:time-value="PT00H35M02S" calcext:value-type="time">
            <text:p>00:35:02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208" office:value-type="time" office:time-value="PT23H22M03S" calcext:value-type="time">
            <text:p>23:22:03</text:p>
          </table:table-cell>
          <table:table-cell table:style-name="ce208" table:formula="of:=-[.B366]+[.E366]" office:value-type="time" office:time-value="PT00H31M03S" calcext:value-type="time">
            <text:p>00:31:03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21M05S" calcext:value-type="time">
            <text:p>23:21:05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208" office:value-type="time" office:time-value="PT23H22M06S" calcext:value-type="time">
            <text:p>23:22:06</text:p>
          </table:table-cell>
          <table:table-cell table:style-name="ce208" table:formula="of:=-[.B367]+[.E367]" office:value-type="time" office:time-value="PT00H01M01S" calcext:value-type="time">
            <text:p>00:01:01</text:p>
          </table:table-cell>
          <table:table-cell table:style-name="ce212" table:formula="of:=SUM([.F365:.F367])" office:value-type="time" office:time-value="PT01H07M06S" calcext:value-type="time">
            <text:p>01:07: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208" office:value-type="time" office:time-value="PT13H28M35S" calcext:value-type="time">
            <text:p>13:28:35</text:p>
          </table:table-cell>
          <table:table-cell table:style-name="ce208" table:formula="of:=-[.B368]+[.E368]" office:value-type="time" office:time-value="PT00H27M35S" calcext:value-type="time">
            <text:p>00:27:35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4H05M00S" calcext:value-type="time">
            <text:p>14:05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208" office:value-type="time" office:time-value="PT15H05M08S" calcext:value-type="time">
            <text:p>15:05:08</text:p>
          </table:table-cell>
          <table:table-cell table:style-name="ce208" table:formula="of:=-[.B369]+[.E369]" office:value-type="time" office:time-value="PT01H00M08S" calcext:value-type="time">
            <text:p>01:00:0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5H04M07S" calcext:value-type="time">
            <text:p>15:04:07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208" office:value-type="time" office:time-value="PT15H00M25S" calcext:value-type="time">
            <text:p>15:00:25</text:p>
          </table:table-cell>
          <table:table-cell table:style-name="ce208" table:formula="of:=-[.B370]+[.E370]" office:value-type="time" office:time-value="-PT00H03M42S" calcext:value-type="time">
            <text:p>23:56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03M00S" calcext:value-type="time">
            <text:p>23:03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208" office:value-type="time" office:time-value="PT23H34M07S" calcext:value-type="time">
            <text:p>23:34:07</text:p>
          </table:table-cell>
          <table:table-cell table:style-name="ce208" table:formula="of:=-[.B371]+[.E371]" office:value-type="time" office:time-value="PT00H31M07S" calcext:value-type="time">
            <text:p>00:31:07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33M01S" calcext:value-type="time">
            <text:p>23:33:01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208" office:value-type="time" office:time-value="PT23H33M39S" calcext:value-type="time">
            <text:p>23:33:39</text:p>
          </table:table-cell>
          <table:table-cell table:style-name="ce208" table:formula="of:=-[.B372]+[.E372]" office:value-type="time" office:time-value="PT00H00M38S" calcext:value-type="time">
            <text:p>00:00:38</text:p>
          </table:table-cell>
          <table:table-cell table:style-name="ce212" table:formula="of:=SUM([.F368:.F372])" office:value-type="time" office:time-value="PT01H55M46S" calcext:value-type="time">
            <text:p>01:55: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44M00S" calcext:value-type="time">
            <text:p>22:44:00</text:p>
          </table:table-cell>
          <table:table-cell table:style-name="ce337" office:value-type="date" office:date-value="2017-10-18" calcext:value-type="date">
            <text:p>18/10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208" office:value-type="time" office:time-value="PT23H05M10S" calcext:value-type="time">
            <text:p>23:05:10</text:p>
          </table:table-cell>
          <table:table-cell table:style-name="ce208" table:formula="of:=-[.B373]+[.E373]" office:value-type="time" office:time-value="PT00H21M10S" calcext:value-type="time">
            <text:p>00:21:10</text:p>
          </table:table-cell>
          <table:table-cell table:style-name="ce212" table:formula="of:=SUM([.F373:.F373])" office:value-type="time" office:time-value="PT00H21M10S" calcext:value-type="time">
            <text:p>00:21: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01M00S" calcext:value-type="time">
            <text:p>18:01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PI: EMERGENCE: 02 folder, README, README.txt</text:p>
          </table:table-cell>
          <table:table-cell table:style-name="ce208" office:value-type="time" office:time-value="PT18H33M00S" calcext:value-type="time">
            <text:p>18:33:00</text:p>
          </table:table-cell>
          <table:table-cell table:style-name="ce208" table:formula="of:=-[.B374]+[.E374]" office:value-type="time" office:time-value="PT00H32M00S" calcext:value-type="time">
            <text:p>00:3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3q</text:p>
          </table:table-cell>
          <table:table-cell table:style-name="ce208" office:value-type="time" office:time-value="PT19H58M47S" calcext:value-type="time">
            <text:p>19:58:47</text:p>
          </table:table-cell>
          <table:table-cell table:style-name="ce208" table:formula="of:=-[.B375]+[.E375]" office:value-type="time" office:time-value="PT00H14M47S" calcext:value-type="time">
            <text:p>00:14:47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11M00S" calcext:value-type="time">
            <text:p>20:11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PI: Update; 02 directory to coding_n</text:p>
          </table:table-cell>
          <table:table-cell table:style-name="ce208" office:value-type="time" office:time-value="PT21H06M55S" calcext:value-type="time">
            <text:p>21:06:55</text:p>
          </table:table-cell>
          <table:table-cell table:style-name="ce208" table:formula="of:=-[.B376]+[.E376]" office:value-type="time" office:time-value="PT00H55M55S" calcext:value-type="time">
            <text:p>00:55:55</text:p>
          </table:table-cell>
          <table:table-cell table:style-name="ce212" table:formula="of:=SUM([.F374:.F376])" office:value-type="time" office:time-value="PT01H42M42S" calcext:value-type="time">
            <text:p>01:42:4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27M00S" calcext:value-type="time">
            <text:p>17:27:00</text:p>
          </table:table-cell>
          <table:table-cell table:style-name="ce337" office:value-type="date" office:date-value="2017-10-30" calcext:value-type="date">
            <text:p>30/10/17</text:p>
          </table:table-cell>
          <table:table-cell office:value-type="string" calcext:value-type="string">
            <text:p>c1</text:p>
          </table:table-cell>
          <table:table-cell table:style-name="ce208" office:value-type="time" office:time-value="PT17H40M43S" calcext:value-type="time">
            <text:p>17:40:43</text:p>
          </table:table-cell>
          <table:table-cell table:style-name="ce208" table:formula="of:=-[.B377]+[.E377]" office:value-type="time" office:time-value="PT00H13M43S" calcext:value-type="time">
            <text:p>00:13:43</text:p>
          </table:table-cell>
          <table:table-cell table:style-name="ce212" table:formula="of:=SUM([.F377:.F377])" office:value-type="time" office:time-value="PT00H13M43S" calcext:value-type="time">
            <text:p>00:13:4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346:.F377])" office:value-type="time" office:time-value="PT18H50M02S" calcext:value-type="time">
            <text:p>18:50:02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style-name="ce380" office:value-type="date" office:date-value="2017-10-06" calcext:value-type="date">
            <text:p>06/10/17</text:p>
          </table:table-cell>
          <table:table-cell table:style-name="ce380" office:value-type="date" office:date-value="2017-10-19" calcext:value-type="date">
            <text:p>19/10/17</text:p>
          </table:table-cell>
          <table:table-cell table:style-name="ce380" office:value-type="date" office:date-value="2017-10-25" calcext:value-type="date">
            <text:p>25/10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80]/[.K380])" office:value-type="time" office:time-value="PT01H06M28.352941176S" calcext:value-type="time">
            <text:p>01:06:28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4" calcext:value-type="float">
            <text:p>14</text:p>
          </table:table-cell>
          <table:table-cell table:style-name="ce380" office:value-type="date" office:date-value="2017-10-09" calcext:value-type="date">
            <text:p>09/10/17</text:p>
          </table:table-cell>
          <table:table-cell table:style-name="ce380" office:value-type="date" office:date-value="2017-10-20" calcext:value-type="date">
            <text:p>20/10/17</text:p>
          </table:table-cell>
          <table:table-cell table:style-name="ce380" office:value-type="date" office:date-value="2017-10-26" calcext:value-type="date">
            <text:p>26/10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0" office:value-type="date" office:date-value="2017-10-12" calcext:value-type="date">
            <text:p>12/10/17</text:p>
          </table:table-cell>
          <table:table-cell table:style-name="ce380" office:value-type="date" office:date-value="2017-10-22" calcext:value-type="date">
            <text:p>22/10/17</text:p>
          </table:table-cell>
          <table:table-cell table:style-name="ce380" office:value-type="date" office:date-value="2017-10-27" calcext:value-type="date">
            <text:p>27/10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0"/>
          <table:table-cell table:style-name="ce380" office:value-type="date" office:date-value="2017-10-23" calcext:value-type="date">
            <text:p>23/10/17</text:p>
          </table:table-cell>
          <table:table-cell table:style-name="ce380" office:value-type="date" office:date-value="2017-10-28" calcext:value-type="date">
            <text:p>28/10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80" office:value-type="date" office:date-value="2017-10-24" calcext:value-type="date">
            <text:p>24/10/17</text:p>
          </table:table-cell>
          <table:table-cell table:style-name="ce380" office:value-type="date" office:date-value="2017-10-29" calcext:value-type="date">
            <text:p>29/10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+[.G289]+[.G335]+[.G380])" office:value-type="time" office:time-value="PT263H07M38S" calcext:value-type="time">
            <text:p>263:07:38</text:p>
          </table:table-cell>
          <table:table-cell/>
          <table:table-cell table:style-name="ce380"/>
          <table:table-cell table:style-name="ce380" office:value-type="date" office:date-value="2017-10-31" calcext:value-type="date">
            <text:p>31/10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+[.K289]+[.K335]+[.K380])" office:value-type="float" office:value="173" calcext:value-type="float">
            <text:p>173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385]/[.K386])" office:value-type="time" office:time-value="PT01H31M15.479768786S" calcext:value-type="time">
            <text:p>01:31:15</text:p>
          </table:table-cell>
          <table:table-cell/>
          <table:table-cell table:style-name="ce380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10H18M00S" calcext:value-type="time">
            <text:p>10:18:0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k.sh</text:p>
          </table:table-cell>
          <table:table-cell table:style-name="ce208" office:value-type="time" office:time-value="PT10H38M06S" calcext:value-type="time">
            <text:p>10:38:06</text:p>
          </table:table-cell>
          <table:table-cell table:style-name="ce208" table:formula="of:=-[.B391]+[.E391]" office:value-type="time" office:time-value="PT00H20M06S" calcext:value-type="time">
            <text:p>00:20:06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0M00S" calcext:value-type="time">
            <text:p>22:50:0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ks.sh</text:p>
          </table:table-cell>
          <table:table-cell table:style-name="ce208" office:value-type="time" office:time-value="PT23H03M19S" calcext:value-type="time">
            <text:p>23:03:19</text:p>
          </table:table-cell>
          <table:table-cell table:style-name="ce208" table:formula="of:=-[.B392]+[.E392]" office:value-type="time" office:time-value="PT00H13M19S" calcext:value-type="time">
            <text:p>00:13:19</text:p>
          </table:table-cell>
          <table:table-cell table:style-name="ce212" table:formula="of:=SUM([.F391:.F392])" office:value-type="time" office:time-value="PT00H33M25S" calcext:value-type="time">
            <text:p>00:33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33S" calcext:value-type="time">
            <text:p>00:23:33</text:p>
          </table:table-cell>
          <table:table-cell table:style-name="ce337" office:value-type="date" office:date-value="2017-11-03" calcext:value-type="date">
            <text:p>03/11/17</text:p>
          </table:table-cell>
          <table:table-cell office:value-type="string" calcext:value-type="string">
            <text:p>py.py</text:p>
          </table:table-cell>
          <table:table-cell table:style-name="ce208" office:value-type="time" office:time-value="PT00H37M52S" calcext:value-type="time">
            <text:p>00:37:52</text:p>
          </table:table-cell>
          <table:table-cell table:style-name="ce208" table:formula="of:=-[.B393]+[.E393]" office:value-type="time" office:time-value="PT00H14M19S" calcext:value-type="time">
            <text:p>00:14:19</text:p>
          </table:table-cell>
          <table:table-cell table:style-name="ce212" table:formula="of:=SUM([.F393:.F393])" office:value-type="time" office:time-value="PT00H14M19S" calcext:value-type="time">
            <text:p>00:14: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1H18M00S" calcext:value-type="time">
            <text:p>11:18:0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tiakp</text:p>
          </table:table-cell>
          <table:table-cell table:style-name="ce208" office:value-type="time" office:time-value="PT11H26M46S" calcext:value-type="time">
            <text:p>11:26:46</text:p>
          </table:table-cell>
          <table:table-cell table:style-name="ce208" table:formula="of:=-[.B394]+[.E394]" office:value-type="time" office:time-value="PT00H08M46S" calcext:value-type="time">
            <text:p>00:08:46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02M00S" calcext:value-type="time">
            <text:p>22:02:0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id, pi_n directory</text:p>
          </table:table-cell>
          <table:table-cell table:style-name="ce208" office:value-type="time" office:time-value="PT22H16M52S" calcext:value-type="time">
            <text:p>22:16:52</text:p>
          </table:table-cell>
          <table:table-cell table:style-name="ce208" table:formula="of:=-[.B395]+[.E395]" office:value-type="time" office:time-value="PT00H14M52S" calcext:value-type="time">
            <text:p>00:14:52</text:p>
          </table:table-cell>
          <table:table-cell table:style-name="ce212" table:formula="of:=SUM([.F394:.F395])" office:value-type="time" office:time-value="PT00H23M38S" calcext:value-type="time">
            <text:p>00:23: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58M00S" calcext:value-type="time">
            <text:p>22:58:00</text:p>
          </table:table-cell>
          <table:table-cell table:style-name="ce337" office:value-type="date" office:date-value="2017-11-07" calcext:value-type="date">
            <text:p>07/11/17</text:p>
          </table:table-cell>
          <table:table-cell office:value-type="string" calcext:value-type="string">
            <text:p>bc</text:p>
          </table:table-cell>
          <table:table-cell table:style-name="ce208" office:value-type="time" office:time-value="PT23H02M21S" calcext:value-type="time">
            <text:p>23:02:21</text:p>
          </table:table-cell>
          <table:table-cell table:style-name="ce208" table:formula="of:=-[.B396]+[.E396]" office:value-type="time" office:time-value="PT00H04M21S" calcext:value-type="time">
            <text:p>00:04:21</text:p>
          </table:table-cell>
          <table:table-cell table:style-name="ce212" table:formula="of:=SUM([.F396:.F396])" office:value-type="time" office:time-value="PT00H04M21S" calcext:value-type="time">
            <text:p>00:04: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18M00S" calcext:value-type="time">
            <text:p>15:18:00</text:p>
          </table:table-cell>
          <table:table-cell table:style-name="ce337" office:value-type="date" office:date-value="2017-11-09" calcext:value-type="date">
            <text:p>09/11/17</text:p>
          </table:table-cell>
          <table:table-cell office:value-type="string" calcext:value-type="string">
            <text:p>ksn.sh</text:p>
          </table:table-cell>
          <table:table-cell table:style-name="ce208" office:value-type="time" office:time-value="PT15H32M30S" calcext:value-type="time">
            <text:p>15:32:30</text:p>
          </table:table-cell>
          <table:table-cell table:style-name="ce208" table:formula="of:=-[.B397]+[.E397]" office:value-type="time" office:time-value="PT00H14M30S" calcext:value-type="time">
            <text:p>00:14:30</text:p>
          </table:table-cell>
          <table:table-cell table:style-name="ce212" table:formula="of:=SUM([.F397:.F397])" office:value-type="time" office:time-value="PT00H14M30S" calcext:value-type="time">
            <text:p>00:14: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6H30M00S" calcext:value-type="time">
            <text:p>06:30:0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mpr</text:p>
          </table:table-cell>
          <table:table-cell table:style-name="ce208" office:value-type="time" office:time-value="PT06H38M35S" calcext:value-type="time">
            <text:p>06:38:35</text:p>
          </table:table-cell>
          <table:table-cell table:style-name="ce208" table:formula="of:=-[.B398]+[.E398]" office:value-type="time" office:time-value="PT00H08M35S" calcext:value-type="time">
            <text:p>00:08:35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08H11M00S" calcext:value-type="time">
            <text:p>08:11:0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nc</text:p>
          </table:table-cell>
          <table:table-cell table:style-name="ce208" office:value-type="time" office:time-value="PT08H16M38S" calcext:value-type="time">
            <text:p>08:16:38</text:p>
          </table:table-cell>
          <table:table-cell table:style-name="ce208" table:formula="of:=-[.B399]+[.E399]" office:value-type="time" office:time-value="PT00H05M38S" calcext:value-type="time">
            <text:p>00:05:38</text:p>
          </table:table-cell>
          <table:table-cell table:style-name="ce212" table:formula="of:=SUM([.F398:.F399])" office:value-type="time" office:time-value="PT00H14M13S" calcext:value-type="time">
            <text:p>00:14: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6H11M00S" calcext:value-type="time">
            <text:p>16:11:0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me</text:p>
          </table:table-cell>
          <table:table-cell table:style-name="ce208" office:value-type="time" office:time-value="PT16H12M44S" calcext:value-type="time">
            <text:p>16:12:44</text:p>
          </table:table-cell>
          <table:table-cell table:style-name="ce208" table:formula="of:=-[.B400]+[.E400]" office:value-type="time" office:time-value="PT00H01M44S" calcext:value-type="time">
            <text:p>00:01:4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16H23M00S" calcext:value-type="time">
            <text:p>16:23:0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#dmk#</text:p>
          </table:table-cell>
          <table:table-cell table:style-name="ce208" office:value-type="time" office:time-value="PT16H26M30S" calcext:value-type="time">
            <text:p>16:26:30</text:p>
          </table:table-cell>
          <table:table-cell table:style-name="ce208" table:formula="of:=-[.B401]+[.E401]" office:value-type="time" office:time-value="PT00H03M30S" calcext:value-type="time">
            <text:p>00:03:30</text:p>
          </table:table-cell>
          <table:table-cell table:style-name="ce212" table:formula="of:=SUM([.F400:.F401])" office:value-type="time" office:time-value="PT00H05M14S" calcext:value-type="time">
            <text:p>00:05: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10M00S" calcext:value-type="time">
            <text:p>17:10:00</text:p>
          </table:table-cell>
          <table:table-cell table:style-name="ce337" office:value-type="date" office:date-value="2017-11-15" calcext:value-type="date">
            <text:p>15/11/17</text:p>
          </table:table-cell>
          <table:table-cell office:value-type="string" calcext:value-type="string">
            <text:p>xx</text:p>
          </table:table-cell>
          <table:table-cell table:style-name="ce208" office:value-type="time" office:time-value="PT19H44M13S" calcext:value-type="time">
            <text:p>19:44:13</text:p>
          </table:table-cell>
          <table:table-cell table:style-name="ce208" table:formula="of:=-[.B402]+[.E402]" office:value-type="time" office:time-value="PT02H34M13S" calcext:value-type="time">
            <text:p>02:34:13</text:p>
          </table:table-cell>
          <table:table-cell table:style-name="ce212" table:formula="of:=SUM([.F402:.F402])" office:value-type="time" office:time-value="PT02H34M13S" calcext:value-type="time">
            <text:p>02:34: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48M00S" calcext:value-type="time">
            <text:p>15:48:00</text:p>
          </table:table-cell>
          <table:table-cell table:style-name="ce337" office:value-type="date" office:date-value="2017-11-19" calcext:value-type="date">
            <text:p>19/11/17</text:p>
          </table:table-cell>
          <table:table-cell office:value-type="string" calcext:value-type="string">
            <text:p>PI update: pi_n</text:p>
          </table:table-cell>
          <table:table-cell table:style-name="ce208" office:value-type="time" office:time-value="PT16H49M00S" calcext:value-type="time">
            <text:p>16:49:00</text:p>
          </table:table-cell>
          <table:table-cell table:style-name="ce208" table:formula="of:=-[.B403]+[.E403]" office:value-type="time" office:time-value="PT01H01M00S" calcext:value-type="time">
            <text:p>01:01:00</text:p>
          </table:table-cell>
          <table:table-cell table:style-name="ce212" table:formula="of:=SUM([.F403:.F403])" office:value-type="time" office:time-value="PT01H01M00S" calcext:value-type="time">
            <text:p>01:01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391:.F403])" office:value-type="time" office:time-value="PT05H24M53S" calcext:value-type="time">
            <text:p>05:24:53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9" calcext:value-type="float">
            <text:p>9</text:p>
          </table:table-cell>
          <table:table-cell table:style-name="ce380" office:value-type="date" office:date-value="2017-11-01" calcext:value-type="date">
            <text:p>01/11/17</text:p>
          </table:table-cell>
          <table:table-cell table:style-name="ce380" office:value-type="date" office:date-value="2017-11-10" calcext:value-type="date">
            <text:p>10/11/17</text:p>
          </table:table-cell>
          <table:table-cell table:style-name="ce380" office:value-type="date" office:date-value="2017-11-17" calcext:value-type="date">
            <text:p>17/11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406]/[.K406])" office:value-type="time" office:time-value="PT00H36M05.888888889S" calcext:value-type="time">
            <text:p>00:36:06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0" calcext:value-type="float">
            <text:p>10</text:p>
          </table:table-cell>
          <table:table-cell table:style-name="ce380" office:value-type="date" office:date-value="2017-11-04" calcext:value-type="date">
            <text:p>04/11/17</text:p>
          </table:table-cell>
          <table:table-cell table:style-name="ce380" office:value-type="date" office:date-value="2017-11-12" calcext:value-type="date">
            <text:p>12/11/17</text:p>
          </table:table-cell>
          <table:table-cell table:style-name="ce380" office:value-type="date" office:date-value="2017-11-18" calcext:value-type="date">
            <text:p>18/11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0" office:value-type="date" office:date-value="2017-11-05" calcext:value-type="date">
            <text:p>05/11/17</text:p>
          </table:table-cell>
          <table:table-cell table:style-name="ce380" office:value-type="date" office:date-value="2017-11-13" calcext:value-type="date">
            <text:p>13/11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380" office:value-type="date" office:date-value="2017-11-08" calcext:value-type="date">
            <text:p>08/11/17</text:p>
          </table:table-cell>
          <table:table-cell table:style-name="ce380" office:value-type="date" office:date-value="2017-11-16" calcext:value-type="date">
            <text:p>16/11/1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+[.G289]+[.G335]+[.G380]+[.G406])" office:value-type="time" office:time-value="PT268H32M31S" calcext:value-type="time">
            <text:p>268:32:31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+[.K289]+[.K335]+[.K380]+[.K406])" office:value-type="float" office:value="182" calcext:value-type="float">
            <text:p>182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411]/[.K412])" office:value-type="time" office:time-value="PT01H28M31.818681319S" calcext:value-type="time">
            <text:p>01:28:32</text:p>
          </table:table-cell>
          <table:table-cell/>
          <table:table-cell table:style-name="ce380"/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498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76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333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38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378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59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37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37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59" office:value-type="string" calcext:value-type="string" table:number-columns-spanned="1" table:number-rows-spanned="2">
            <text:p>PI</text:p>
          </table:table-cell>
          <table:table-cell/>
          <table:table-cell table:style-name="ce337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37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37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37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0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388"/>
          <table:table-cell table:style-name="ce388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72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0" office:value-type="string" calcext:value-type="string">
            <text:p>Projeto Informacional 2.0</text:p>
          </table:table-cell>
          <table:table-cell table:style-name="ce280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0" office:value-type="string" calcext:value-type="string">
            <text:p>Projeto Informacional 3.0</text:p>
          </table:table-cell>
          <table:table-cell table:style-name="ce280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78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37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34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34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37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37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37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37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37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37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37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38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38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80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38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38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38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38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380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38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38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38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380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37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380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37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37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37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37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34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37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37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37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37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37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37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37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37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37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37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37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37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37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37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37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37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37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37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37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37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37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37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37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37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37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37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37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37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37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37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37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37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37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37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37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37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37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37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37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37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6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37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6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3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3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3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37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3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3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3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3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3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3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3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3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3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3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3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3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3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8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52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78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37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34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34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37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37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37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37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37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37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37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38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38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80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38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38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38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38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380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38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38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38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380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37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380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37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37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37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37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34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37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37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37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37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37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37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37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37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37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37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37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37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37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37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37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37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37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37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37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37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37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37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37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37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37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37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37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37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37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37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37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37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37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37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37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37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37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37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37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37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8" calcext:value-type="float">
            <text:p>2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337" office:value-type="date" office:date-value="2017-10-04" calcext:value-type="date">
            <text:p>0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9" calcext:value-type="float">
            <text:p>2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337" office:value-type="date" office:date-value="2017-10-05" calcext:value-type="date">
            <text:p>05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0" calcext:value-type="float">
            <text:p>2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337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1" calcext:value-type="float">
            <text:p>2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337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2" calcext:value-type="float">
            <text:p>2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337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3" calcext:value-type="float">
            <text:p>2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337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4" calcext:value-type="float">
            <text:p>2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337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5" calcext:value-type="float">
            <text:p>2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337" office:value-type="date" office:date-value="2017-10-11" calcext:value-type="date">
            <text:p>1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6" calcext:value-type="float">
            <text:p>2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337" office:value-type="date" office:date-value="2017-10-13" calcext:value-type="date">
            <text:p>1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7" calcext:value-type="float">
            <text:p>2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337" office:value-type="date" office:date-value="2017-10-14" calcext:value-type="date">
            <text:p>1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8" calcext:value-type="float">
            <text:p>2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337" office:value-type="date" office:date-value="2017-10-14" calcext:value-type="date">
            <text:p>1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9" calcext:value-type="float">
            <text:p>2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337" office:value-type="date" office:date-value="2017-10-14" calcext:value-type="date">
            <text:p>1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0" calcext:value-type="float">
            <text:p>2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337" office:value-type="date" office:date-value="2017-10-14" calcext:value-type="date">
            <text:p>1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1" calcext:value-type="float">
            <text:p>2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337" office:value-type="date" office:date-value="2017-10-15" calcext:value-type="date">
            <text:p>15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2" calcext:value-type="float">
            <text:p>2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337" office:value-type="date" office:date-value="2017-10-16" calcext:value-type="date">
            <text:p>16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3" calcext:value-type="float">
            <text:p>2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337" office:value-type="date" office:date-value="2017-10-16" calcext:value-type="date">
            <text:p>16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4" calcext:value-type="float">
            <text:p>2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337" office:value-type="date" office:date-value="2017-10-16" calcext:value-type="date">
            <text:p>16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5" calcext:value-type="float">
            <text:p>2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6" calcext:value-type="float">
            <text:p>2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7" calcext:value-type="float">
            <text:p>2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8" calcext:value-type="float">
            <text:p>2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9" calcext:value-type="float">
            <text:p>2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0" calcext:value-type="float">
            <text:p>2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337" office:value-type="date" office:date-value="2017-10-18" calcext:value-type="date">
            <text:p>1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1" calcext:value-type="float">
            <text:p>2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337" office:value-type="date" office:date-value="2017-10-21" calcext:value-type="date">
            <text:p>2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2" calcext:value-type="float">
            <text:p>2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337" office:value-type="date" office:date-value="2017-10-21" calcext:value-type="date">
            <text:p>2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3" calcext:value-type="float">
            <text:p>2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k.sh" xlink:type="simple">k.sh</text:a></text:p>
          </table:table-cell>
          <table:table-cell table:style-name="ce337" office:value-type="date" office:date-value="2017-11-02" calcext:value-type="date">
            <text:p>02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4" calcext:value-type="float">
            <text:p>2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ks.sh" xlink:type="simple">ks.sh</text:a></text:p>
          </table:table-cell>
          <table:table-cell table:style-name="ce337" office:value-type="date" office:date-value="2017-11-02" calcext:value-type="date">
            <text:p>02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5" calcext:value-type="float">
            <text:p>2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py.py" xlink:type="simple">py.py</text:a></text:p>
          </table:table-cell>
          <table:table-cell table:style-name="ce337" office:value-type="date" office:date-value="2017-11-03" calcext:value-type="date">
            <text:p>03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6" calcext:value-type="float">
            <text:p>2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tiakp" xlink:type="simple">tiakp</text:a></text:p>
          </table:table-cell>
          <table:table-cell table:style-name="ce337" office:value-type="date" office:date-value="2017-11-06" calcext:value-type="date">
            <text:p>06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7" calcext:value-type="float">
            <text:p>2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id" xlink:type="simple">id</text:a></text:p>
          </table:table-cell>
          <table:table-cell table:style-name="ce337" office:value-type="date" office:date-value="2017-11-06" calcext:value-type="date">
            <text:p>06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8" calcext:value-type="float">
            <text:p>288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bc" xlink:type="simple">bc</text:a></text:p>
          </table:table-cell>
          <table:table-cell table:style-name="ce337" office:value-type="date" office:date-value="2017-11-07" calcext:value-type="date">
            <text:p>07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9" calcext:value-type="float">
            <text:p>28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ksn.sh" xlink:type="simple">ksn.sh</text:a></text:p>
          </table:table-cell>
          <table:table-cell table:style-name="ce337" office:value-type="date" office:date-value="2017-11-09" calcext:value-type="date">
            <text:p>09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0" calcext:value-type="float">
            <text:p>2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mpr" xlink:type="simple">mpr</text:a></text:p>
          </table:table-cell>
          <table:table-cell table:style-name="ce337" office:value-type="date" office:date-value="2017-11-11" calcext:value-type="date">
            <text:p>11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1" calcext:value-type="float">
            <text:p>2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nc" xlink:type="simple">nc</text:a></text:p>
          </table:table-cell>
          <table:table-cell table:style-name="ce337" office:value-type="date" office:date-value="2017-11-11" calcext:value-type="date">
            <text:p>11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2" calcext:value-type="float">
            <text:p>2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me" xlink:type="simple">me</text:a></text:p>
          </table:table-cell>
          <table:table-cell table:style-name="ce337" office:value-type="date" office:date-value="2017-11-14" calcext:value-type="date">
            <text:p>14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3" calcext:value-type="float">
            <text:p>2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%23dmk%23" xlink:type="simple">dmk</text:a></text:p>
          </table:table-cell>
          <table:table-cell table:style-name="ce337" office:value-type="date" office:date-value="2017-11-14" calcext:value-type="date">
            <text:p>14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4" calcext:value-type="float">
            <text:p>294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xx" xlink:type="simple">xx</text:a></text:p>
          </table:table-cell>
          <table:table-cell table:style-name="ce337" office:value-type="date" office:date-value="2017-11-15" calcext:value-type="date">
            <text:p>15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5" calcext:value-type="float">
            <text:p>295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380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37" office:value-type="date" office:date-value="2017-11-19" calcext:value-type="date">
            <text:p>19/11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3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3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3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37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3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3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3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3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3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3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3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3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3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3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3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3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3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8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0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78"/>
        <table:table-column table:style-name="co46" table:default-cell-style-name="ce20"/>
        <table:table-column table:style-name="co47" table:default-cell-style-name="ce308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37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37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37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37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38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38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38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38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38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3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3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3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37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3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3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3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3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3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3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3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3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3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3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3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3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3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3" table:default-cell-style-name="Default"/>
        <table:table-column table:style-name="co54" table:default-cell-style-name="ce131"/>
        <table:table-column table:style-name="co55" table:default-cell-style-name="ce132"/>
        <table:table-column table:style-name="co56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4:19:26.088262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1-19T16:45:00.357322072</dc:date>
    <meta:editing-duration>P2DT12H57M41S</meta:editing-duration>
    <meta:editing-cycles>556</meta:editing-cycles>
    <meta:document-statistic meta:table-count="10" meta:cell-count="12996" meta:object-count="0"/>
  </office:meta>
</office:document-meta>
</file>